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ase 1 alkaa<text:tab/><text:tab/><text:tab/><text:tab/>Mittarien kertoimet = (+), <text:s text:c="4"/>(-)<text:tab/><text:tab/>(--) <text:s text:c="6"/>(X)</text:p>
      <text:p text:style-name="Standard">-#Asut kaverilla<text:tab/><text:tab/><text:tab/><text:tab/><text:tab/> <text:s text:c="4"/>normal <text:s/>huononstunut <text:s text:c="2"/>Vaikeentunut <text:s text:c="2"/>Pois</text:p>
      <text:p text:style-name="Standard">-Vähemmän aikaa h/D<text:tab/><text:tab/><text:tab/><text:tab/><text:tab/><text:tab/><text:tab/><text:tab/><text:tab/><text:tab/> <text:s/>pelistä</text:p>
      <text:p text:style-name="Standard">-Ystävyys (--)</text:p>
      <text:p text:style-name="Standard">vaikeentuu(kyllästym.)<text:tab/><text:tab/><text:tab/>Milloin (-)? -Riidan sovun jälkeen? </text:p>
      <text:p text:style-name="Standard">-Uusi deadline<text:tab/><text:tab/><text:tab/><text:tab/>Routet jos työantaja = (x)?</text:p>
      <text:p text:style-name="Standard"/>
      <text:p text:style-name="Standard">-Ette ole enää pari</text:p>
      <text:p text:style-name="Standard">-Sinulla on ystäviä</text:p>
      <text:p text:style-name="Standard">-#Tienasit rahaa ja</text:p>
      <text:p text:style-name="Standard">sait asunnon</text:p>
      <text:p text:style-name="Standard"/>
      <text:p text:style-name="Standard">Phase2 alkaa</text:p>
      <text:p text:style-name="Standard">-"#Olet rakkaudeton</text:p>
      <text:p text:style-name="Standard">-Mieliala (--)</text:p>
      <text:p text:style-name="Standard">-GF (X)</text:p>
      <text:p text:style-name="Standard">-Uusi deadline</text:p>
      <text:p text:style-name="Standard"/>
      <text:p text:style-name="Standard">-Tienaat rahat ajassa</text:p>
      <text:p text:style-name="Standard">-Olette pari</text:p>
      <text:p text:style-name="Standard"/>
      <text:p text:style-name="Standard">Pelaajan mittareiden tilanne phase 1:n jälkeen määrittää phase 2:ssa seurattavan routen</text:p>
      <text:p text:style-name="Standard"/>
      <text:p text:style-name="Standard">Jokaisessa routessa astuu tavoitteeseen tulee muutosta. Esimerkiksi Alt Route 1:n tilanteessa</text:p>
      <text:p text:style-name="Standard">- Pelaaja päättää muuttamaan yksin = (miniPeli) rahatilanne huononee mutta muut mittarit pysyvät ennallaan</text:p>
      <text:p text:style-name="Standard">-Pelaaja muuttaa kaverin luo jolloin rahaa ei menetetä mutta kokemus on henkisesti raskas jolloin mieliala</text:p>
      <text:p text:style-name="Standard">saa (--) statuksen</text:p>
      <text:p text:style-name="Standard"/>
      <text:p text:style-name="Standard"/>
      <text:p text:style-name="Standard">Tavoite muutokset:</text:p>
      <text:p text:style-name="Standard">-Etsi uusi asunto (aikaa 14pv)</text:p>
      <text:p text:style-name="Standard">-Jos kaveri status on (x) niin </text:p>
      <text:p text:style-name="Standard">pelaaja potkitaan ulos</text:p>
      <text:p text:style-name="Standard"/>
      <text:p text:style-name="Standard">Yllä olevassa kortissa hyödyt</text:p>
      <text:p text:style-name="Standard">sekä hinnat menevät normaalin</text:p>
      <text:p text:style-name="Standard">x1 kertoimen mukaan</text:p>
      <text:p text:style-name="Standard"/>
      <text:p text:style-name="Standard">Yllä olevan kortissa gf tila on</text:p>
      <text:p text:style-name="Standard">"vaikeutnut" jolloin saatu gf hyöty</text:p>
      <text:p text:style-name="Standard">sekä maksettava raha menevät 0.75</text:p>
      <text:p text:style-name="Standard">kertoimen mukaan</text:p>
      <text:p text:style-name="Standard"/>
      <text:p text:style-name="Standard">8h työpäivä alkaa</text:p>
      <text:p text:style-name="Standard"/>
      <text:p text:style-name="Standard">Minipeli</text:p>
      <text:p text:style-name="Standard"/>
      <text:p text:style-name="Standard">Kortti phase1 (maksetaan valuutta)</text:p>
      <text:p text:style-name="Standard"/>
      <text:p text:style-name="Standard"><text:soft-page-break/>-Mahdollinen päätös kulkutavasta ja siihen liittyvä minipeli</text:p>
      <text:p text:style-name="Standard"/>
      <text:p text:style-name="Standard">-Aktiiviteetti Sceneen liittyvä minipeli</text:p>
      <text:p text:style-name="Standard"/>
      <text:p text:style-name="Standard">Kortti phase 2</text:p>
      <text:p text:style-name="Standard"/>
      <text:p text:style-name="Standard"/>
      <text:p text:style-name="Standard"/>
      <text:p text:style-name="P1">-Vuorokauden alussa kaikista mittareista </text:p>
      <text:p text:style-name="P1">vähennetään x arvo.</text:p>
      <text:p text:style-name="P1"/>
      <text:p text:style-name="P1">-Kortin peluu vaiheessa pelaajan valuutoista </text:p>
      <text:p text:style-name="P1">vähennetään kortissa ilmoitetut hinnat ja</text:p>
      <text:p text:style-name="P1">mittareihin lisätään ansatut hyödyt</text:p>
      <text:p text:style-name="P1"/>
      <text:p text:style-name="P1">-Siirtymä vaiheessa pelaaja saa päättää</text:p>
      <text:p text:style-name="P1">millä hän haluaa kulkea paikanpäälle.</text:p>
      <text:p text:style-name="P1">Vaihtoehdot: kävely, julkinen, skeittilauta</text:p>
      <text:p text:style-name="P1"/>
      <text:p text:style-name="P1">-Kohtauksessa kuvataan pelaajan </text:p>
      <text:p text:style-name="P1">tapahtumapaikalla oloa (interaktive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6S</meta:editing-duration>
    <meta:editing-cycles>15</meta:editing-cycles>
    <meta:generator>OpenOffice/4.1.13$Win32 OpenOffice.org_project/4113m1$Build-9810</meta:generator>
    <dc:date>2022-12-14T19:03:20.71</dc:date>
    <meta:document-statistic meta:table-count="0" meta:image-count="0" meta:object-count="0" meta:page-count="2" meta:paragraph-count="49" meta:word-count="228" meta:character-count="1705"/>
    <meta:user-defined meta:name="Info 1"/>
    <meta:user-defined meta:name="Info 2"/>
    <meta:user-defined meta:name="Info 3"/>
    <meta:user-defined meta:name="Info 4"/>
  </office:meta>
</office:document-meta>
</file>